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000000100D0E4644781A3FE16.png" manifest:media-type="image/png"/>
  <manifest:file-entry manifest:full-path="Pictures/10000201000000F4000001E0269F1E275A9957E6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20000000200B6085C5B4E621A5C.png" manifest:media-type="image/png"/>
  <manifest:file-entry manifest:full-path="Pictures/1000000000000320000001F50CF81AA06052CAF7.jpg" manifest:media-type="image/jpeg"/>
  <manifest:file-entry manifest:full-path="Pictures/1000020100000080000000806B0B4CCC3FDF1D96.png" manifest:media-type="image/png"/>
  <manifest:file-entry manifest:full-path="Pictures/1000020100000130000000899A06655E6D60E5C8.png" manifest:media-type="image/png"/>
  <manifest:file-entry manifest:full-path="Pictures/100002010000020000000200514A713A3BFC38CC.png" manifest:media-type="image/png"/>
  <manifest:file-entry manifest:full-path="Pictures/10000201000001780000009F4B950D113FB6AB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1cm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53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/>
    </style:style>
    <style:style style:name="gr1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48cm"/>
    </style:style>
    <style:style style:name="gr1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1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5cm"/>
    </style:style>
    <style:style style:name="gr2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01cm"/>
    </style:style>
    <style:style style:name="gr30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3cm"/>
    </style:style>
    <style:style style:name="gr3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6pt" fo:font-style="italic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306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7.891cm" svg:y="11.287cm">
          <draw:text-box>
            <text:p><text:span text:style-name="T2">API</text:span></text:p>
          </draw:text-box>
        </draw:frame>
        <draw:path draw:style-name="gr7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8" draw:text-style-name="P2" draw:layer="layout" svg:width="5.197cm" svg:height="0.954cm" svg:x="6.379cm" svg:y="9.4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17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37cm" svg:y="1.316cm">
          <draw:text-box>
            <text:p><text:span text:style-name="T5">Process / applic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17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4.828cm" svg:height="0.954cm" svg:x="11.513cm" svg:y="11.133cm">
          <draw:text-box>
            <text:p><text:span text:style-name="T1">Vim (program)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5.031cm" svg:height="1.413cm" draw:transform="rotate (0.957662160569289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19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197cm" svg:height="0.954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20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" draw:layer="layout" svg:width="3.571cm" svg:height="0.954cm" svg:x="29.356cm" svg:y="18.026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22" draw:text-style-name="P3" draw:layer="layout" svg:width="1.651cm" svg:height="0.954cm" svg:x="28.813cm" svg:y="15.224cm">
          <draw:text-box>
            <text:p><text:span text:style-name="T2">API</text:span></text:p>
          </draw:text-box>
        </draw:frame>
        <draw:frame draw:style-name="gr8" draw:text-style-name="P2" draw:layer="layout" svg:width="5.197cm" svg:height="0.954cm" svg:x="5.7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5.9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23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6.818cm" svg:height="0.954cm" svg:x="9.313cm" svg:y="11.633cm">
          <draw:text-box>
            <text:p><text:span text:style-name="T1">SSH client (program)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25" draw:text-style-name="P2" draw:layer="layout" svg:width="7.055cm" svg:height="0.954cm" svg:x="27.035cm" svg:y="6.744cm">
          <draw:text-box>
            <text:p><text:span text:style-name="T1">SSH server (program)</text:span></text:p>
          </draw:text-box>
        </draw:frame>
        <draw:custom-shape draw:style-name="gr26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8" draw:text-style-name="P2" draw:layer="layout" svg:width="5.197cm" svg:height="0.954cm" svg:x="29.213cm" svg:y="11.498cm">
          <draw:text-box>
            <text:p><text:span text:style-name="T1">Shell (program)</text:span>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28" draw:text-style-name="P2" draw:layer="layout" svg:width="5.078cm" svg:height="0.954cm" svg:x="8.128cm" svg:y="2.397cm">
          <draw:text-box>
            <text:p><text:span text:style-name="T1">Your Computer</text:span></text:p>
          </draw:text-box>
        </draw:frame>
        <draw:frame draw:style-name="gr29" draw:text-style-name="P2" draw:layer="layout" svg:width="6.001cm" svg:height="0.954cm" svg:x="28.214cm" svg:y="2.397cm">
          <draw:text-box>
            <text:p><text:span text:style-name="T1">Remote Computer</text:span></text:p>
          </draw:text-box>
        </draw:frame>
        <draw:g>
          <draw:polyline draw:style-name="gr30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30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2" draw:text-style-name="P1" draw:layer="layout" svg:width="7.09cm" svg:height="25.398cm" draw:transform="rotate (-1.5707963267949) translate (29.6022654081216cm 7.22299999999996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7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31" draw:text-style-name="P2" draw:layer="layout" svg:width="5.866cm" svg:height="0.954cm" svg:x="19.042cm" svg:y="9.709cm">
          <draw:text-box>
            <text:p><text:span text:style-name="T1">Network / Internet</text:span></text:p>
          </draw:text-box>
        </draw:frame>
        <draw:frame draw:style-name="gr32" draw:text-style-name="P2" draw:layer="layout" svg:width="5.193cm" svg:height="0.954cm" svg:x="18.588cm" svg:y="15.705cm">
          <draw:text-box>
            <text:p><text:span text:style-name="T1">Secure channel</text:span></text:p>
          </draw:text-box>
        </draw:frame>
        <draw:line draw:style-name="gr33" draw:text-style-name="P1" draw:layer="layout" svg:x1="18.145cm" svg:y1="14.208cm" svg:x2="19.034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05T10:56:31.122504087</dc:date>
    <meta:editing-duration>PT23M8S</meta:editing-duration>
    <meta:editing-cycles>7</meta:editing-cycles>
    <meta:generator>LibreOffice/5.4.1.2$MacOSX_X86_64 LibreOffice_project/ea7cb86e6eeb2bf3a5af73a8f7777ac570321527</meta:generator>
    <meta:document-statistic meta:object-count="111"/>
  </office:meta>
</office:document-meta>
</file>